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7.702cm" fo:margin-left="0cm" table:align="left"/>
    </style:style>
    <style:style style:name="Tableau2.A" style:family="table-column">
      <style:table-column-properties style:column-width="3.425cm"/>
    </style:style>
    <style:style style:name="Tableau2.C" style:family="table-column">
      <style:table-column-properties style:column-width="3.429cm"/>
    </style:style>
    <style:style style:name="Tableau2.D" style:family="table-column">
      <style:table-column-properties style:column-width="3.427cm"/>
    </style:style>
    <style:style style:name="Tableau2.E" style:family="table-column">
      <style:table-column-properties style:column-width="3.99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889cm" style:rel-column-width="7281*"/>
    </style:style>
    <style:style style:name="Tableau1.I" style:family="table-column">
      <style:table-column-properties style:column-width="1.891cm" style:rel-column-width="7287*"/>
    </style:style>
    <style:style style:name="Tableau1.A1" style:family="table-cell">
      <style:table-cell-properties fo:background-color="#ff8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00a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81370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I1" style:family="table-cell">
      <style:table-cell-properties fo:background-color="#ffff6d" fo:padding="0.097cm" fo:border="0.05pt solid #000000">
        <style:background-image/>
      </style:table-cell-properties>
    </style:style>
    <style:style style:name="Tableau1.A2" style:family="table-cell">
      <style:table-cell-properties fo:background-color="#00a933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#813709" fo:padding="0.097cm" fo:border-left="0.05pt solid #000000" fo:border-right="none" fo:border-top="none" fo:border-bottom="0.05pt solid #000000">
        <style:background-image/>
      </style:table-cell-properties>
    </style:style>
    <style:style style:name="Tableau1.H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1.I2" style:family="table-cell">
      <style:table-cell-properties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au1.I3" style:family="table-cell">
      <style:table-cell-properties fo:background-color="#00a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F6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9831f" officeooo:paragraph-rsid="0019831f"/>
    </style:style>
    <style:style style:name="P2" style:family="paragraph" style:parent-style-name="Standard">
      <style:text-properties officeooo:rsid="0019831f" officeooo:paragraph-rsid="001a7ab6"/>
    </style:style>
    <style:style style:name="P3" style:family="paragraph" style:parent-style-name="Standard">
      <style:text-properties officeooo:paragraph-rsid="001a7ab6"/>
    </style:style>
    <style:style style:name="P4" style:family="paragraph" style:parent-style-name="Standard">
      <style:text-properties officeooo:rsid="001a7ab6" officeooo:paragraph-rsid="001a7ab6"/>
    </style:style>
    <style:style style:name="P5" style:family="paragraph" style:parent-style-name="Standard">
      <style:text-properties officeooo:rsid="001a7ab6" officeooo:paragraph-rsid="001c2e7d"/>
    </style:style>
    <style:style style:name="P6" style:family="paragraph" style:parent-style-name="Standard">
      <style:text-properties officeooo:rsid="001a7ab6" officeooo:paragraph-rsid="001e19fa"/>
    </style:style>
    <style:style style:name="P7" style:family="paragraph" style:parent-style-name="Standard">
      <style:text-properties officeooo:rsid="001a7ab6" officeooo:paragraph-rsid="0024fa9c"/>
    </style:style>
    <style:style style:name="P8" style:family="paragraph" style:parent-style-name="Standard">
      <style:text-properties style:text-underline-style="solid" style:text-underline-width="auto" style:text-underline-color="font-color" officeooo:rsid="0019831f" officeooo:paragraph-rsid="0019831f"/>
    </style:style>
    <style:style style:name="P9" style:family="paragraph" style:parent-style-name="Standard">
      <style:text-properties style:text-underline-style="solid" style:text-underline-width="auto" style:text-underline-color="font-color" officeooo:rsid="0019831f" officeooo:paragraph-rsid="001a7ab6"/>
    </style:style>
    <style:style style:name="P10" style:family="paragraph" style:parent-style-name="Standard">
      <style:text-properties style:text-underline-style="solid" style:text-underline-width="auto" style:text-underline-color="font-color" officeooo:rsid="001a7ab6" officeooo:paragraph-rsid="001a7ab6"/>
    </style:style>
    <style:style style:name="P11" style:family="paragraph" style:parent-style-name="Standard">
      <style:text-properties style:text-underline-style="solid" style:text-underline-width="auto" style:text-underline-color="font-color" officeooo:rsid="001a7ab6" officeooo:paragraph-rsid="001c2e7d"/>
    </style:style>
    <style:style style:name="P12" style:family="paragraph" style:parent-style-name="Standard">
      <style:text-properties style:text-underline-style="solid" style:text-underline-width="auto" style:text-underline-color="font-color" officeooo:rsid="001c2e7d" officeooo:paragraph-rsid="001c2e7d"/>
    </style:style>
    <style:style style:name="P13" style:family="paragraph" style:parent-style-name="Standard">
      <style:text-properties style:text-underline-style="solid" style:text-underline-width="auto" style:text-underline-color="font-color" officeooo:rsid="001cf994" officeooo:paragraph-rsid="001cf994"/>
    </style:style>
    <style:style style:name="P14" style:family="paragraph" style:parent-style-name="Standard">
      <style:text-properties officeooo:rsid="001c2e7d" officeooo:paragraph-rsid="001c2e7d"/>
    </style:style>
    <style:style style:name="P15" style:family="paragraph" style:parent-style-name="Standard">
      <style:paragraph-properties fo:text-align="center" style:justify-single-word="false"/>
      <style:text-properties officeooo:paragraph-rsid="001c2e7d"/>
    </style:style>
    <style:style style:name="P16" style:family="paragraph" style:parent-style-name="Standard">
      <style:text-properties officeooo:rsid="001cf994" officeooo:paragraph-rsid="001cf994"/>
    </style:style>
    <style:style style:name="P17" style:family="paragraph" style:parent-style-name="Standard">
      <style:text-properties officeooo:rsid="001e19fa" officeooo:paragraph-rsid="001e19fa"/>
    </style:style>
    <style:style style:name="P18" style:family="paragraph" style:parent-style-name="Table_20_Contents">
      <style:text-properties officeooo:rsid="001a7ab6" officeooo:paragraph-rsid="001a7ab6"/>
    </style:style>
    <style:style style:name="P19" style:family="paragraph" style:parent-style-name="Table_20_Contents">
      <style:text-properties officeooo:rsid="001a7ab6" officeooo:paragraph-rsid="001c2e7d"/>
    </style:style>
    <style:style style:name="P20" style:family="paragraph" style:parent-style-name="Table_20_Contents">
      <style:paragraph-properties fo:text-align="center" style:justify-single-word="false"/>
      <style:text-properties officeooo:rsid="001a7ab6" officeooo:paragraph-rsid="001a7ab6"/>
    </style:style>
    <style:style style:name="P21" style:family="paragraph" style:parent-style-name="Table_20_Contents">
      <style:text-properties officeooo:rsid="001c2e7d" officeooo:paragraph-rsid="001c2e7d"/>
    </style:style>
    <style:style style:name="P22" style:family="paragraph" style:parent-style-name="Standard">
      <style:text-properties style:text-underline-style="solid" style:text-underline-width="auto" style:text-underline-color="font-color" officeooo:rsid="0019831f" officeooo:paragraph-rsid="001a7ab6"/>
    </style:style>
    <style:style style:name="P23" style:family="paragraph" style:parent-style-name="Standard">
      <style:text-properties officeooo:rsid="001a7ab6" officeooo:paragraph-rsid="001a7ab6"/>
    </style:style>
    <style:style style:name="P24" style:family="paragraph" style:parent-style-name="Standard">
      <style:text-properties officeooo:rsid="001e19fa" officeooo:paragraph-rsid="001e19fa"/>
    </style:style>
    <style:style style:name="P25" style:family="paragraph" style:parent-style-name="Standard">
      <style:text-properties officeooo:rsid="001cf994" officeooo:paragraph-rsid="001cf994"/>
    </style:style>
    <style:style style:name="P26" style:family="paragraph" style:parent-style-name="Standard">
      <style:text-properties officeooo:rsid="00270764" officeooo:paragraph-rsid="00270764"/>
    </style:style>
    <style:style style:name="P27" style:family="paragraph" style:parent-style-name="Standard">
      <style:paragraph-properties fo:break-before="page"/>
      <style:text-properties style:text-underline-style="solid" style:text-underline-width="auto" style:text-underline-color="font-color" officeooo:rsid="001c2e7d" officeooo:paragraph-rsid="001c2e7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officeooo:rsid="001c2e7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4fa9c" style:font-weight-asian="bold" style:font-weight-complex="bold"/>
    </style:style>
    <style:style style:name="T4" style:family="text">
      <style:text-properties officeooo:rsid="001a7ab6"/>
    </style:style>
    <style:style style:name="T5" style:family="text">
      <style:text-properties officeooo:rsid="001c2e7d"/>
    </style:style>
    <style:style style:name="T6" style:family="text">
      <style:text-properties officeooo:rsid="001cf994"/>
    </style:style>
    <style:style style:name="T7" style:family="text">
      <style:text-properties officeooo:rsid="001e19fa"/>
    </style:style>
    <style:style style:name="T8" style:family="text">
      <style:text-properties officeooo:rsid="001ec80e"/>
    </style:style>
    <style:style style:name="T9" style:family="text">
      <style:text-properties officeooo:rsid="001fac46"/>
    </style:style>
    <style:style style:name="T10" style:family="text">
      <style:text-properties officeooo:rsid="00203895"/>
    </style:style>
    <style:style style:name="T11" style:family="text">
      <style:text-properties officeooo:rsid="00213b80"/>
    </style:style>
    <style:style style:name="T12" style:family="text">
      <style:text-properties officeooo:rsid="00247aa4"/>
    </style:style>
    <style:style style:name="T13" style:family="text">
      <style:text-properties officeooo:rsid="0024fa9c"/>
    </style:style>
    <style:style style:name="T14" style:family="text">
      <style:text-properties fo:color="#ff0000" officeooo:rsid="0024fa9c"/>
    </style:style>
    <style:style style:name="T15" style:family="text">
      <style:text-properties style:use-window-font-color="true" officeooo:rsid="0024fa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">MAT le pompier </text:span><text:span text:style-name="T3">(</text:span><text:span text:style-name="T2">fou</text:span><text:span text:style-name="T3">)</text:span></text:p>
      <text:p text:style-name="P1"/>
      <text:p text:style-name="P8">Jeu du feu / de pompier :</text:p>
      <text:p text:style-name="P1">Markov dans la propagation du feu</text:p>
      <text:p text:style-name="P1"/>
      <text:p text:style-name="P9">But :</text:p>
      <text:p text:style-name="P2">empecher la propagation du feu, <text:span text:style-name="T4">éteindre tous les feux</text:span></text:p>
      <text:p text:style-name="P1"/>
      <text:p text:style-name="P9">Different type de feu :</text:p>
      <text:p text:style-name="P2"><text:span text:style-name="T4">E</text:span>tincelle, petit feu, feu normal.</text:p>
      <text:p text:style-name="P1"><text:span text:style-name="T4">T</text:span>outes les 5 secondes : une etincelle peut devenir un petit feu ou un feu normal avec grand vent. </text:p>
      <text:p text:style-name="P1"/>
      <text:p text:style-name="P10">Tableau de Markov pour évolution du feu :</text:p>
      <text:p text:style-name="P10"/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D"/>
        <table:table-column table:style-name="Tableau2.E"/>
        <table:table-row table:style-name="TableLine94485958065024">
          <table:table-cell table:style-name="Tableau2.A1" office:value-type="string">
            <text:p text:style-name="P18">FEU</text:p>
          </table:table-cell>
          <table:table-cell table:style-name="Tableau2.A1" office:value-type="string">
            <text:p text:style-name="P21">s’éteindre</text:p>
          </table:table-cell>
          <table:table-cell table:style-name="Tableau2.A1" office:value-type="string">
            <text:p text:style-name="P19">étincelle</text:p>
          </table:table-cell>
          <table:table-cell table:style-name="Tableau2.A1" office:value-type="string">
            <text:p text:style-name="P18">Petit feu</text:p>
          </table:table-cell>
          <table:table-cell table:style-name="Tableau2.E1" office:value-type="string">
            <text:p text:style-name="P18">Feu normal (peut sauter)</text:p>
          </table:table-cell>
        </table:table-row>
        <table:table-row table:style-name="TableLine94485940585792">
          <table:table-cell table:style-name="Tableau2.A2" office:value-type="string">
            <text:p text:style-name="P21">s’éteindre</text:p>
          </table:table-cell>
          <table:table-cell table:style-name="Tableau2.A2" office:value-type="string">
            <text:p text:style-name="P21">1</text:p>
          </table:table-cell>
          <table:table-cell table:style-name="Tableau2.A2" office:value-type="string">
            <text:p text:style-name="P21">0</text:p>
          </table:table-cell>
          <table:table-cell table:style-name="Tableau2.A2" office:value-type="string">
            <text:p text:style-name="P21">0</text:p>
          </table:table-cell>
          <table:table-cell table:style-name="Tableau2.E2" office:value-type="string">
            <text:p text:style-name="P21">0</text:p>
          </table:table-cell>
        </table:table-row>
        <table:table-row table:style-name="TableLine94485897136960">
          <table:table-cell table:style-name="Tableau2.A2" office:value-type="string">
            <text:p text:style-name="P19">étincelle</text:p>
          </table:table-cell>
          <table:table-cell table:style-name="Tableau2.A2" office:value-type="string">
            <text:p text:style-name="P21">0,3</text:p>
          </table:table-cell>
          <table:table-cell table:style-name="Tableau2.A2" office:value-type="string">
            <text:p text:style-name="P21">0,2</text:p>
          </table:table-cell>
          <table:table-cell table:style-name="Tableau2.A2" office:value-type="string">
            <text:p text:style-name="P21">0,3</text:p>
          </table:table-cell>
          <table:table-cell table:style-name="Tableau2.E2" office:value-type="string">
            <text:p text:style-name="P21">0,2</text:p>
          </table:table-cell>
        </table:table-row>
        <table:table-row table:style-name="TableLine94485954077696">
          <table:table-cell table:style-name="Tableau2.A2" office:value-type="string">
            <text:p text:style-name="P19">Petit feu</text:p>
          </table:table-cell>
          <table:table-cell table:style-name="Tableau2.A2" office:value-type="string">
            <text:p text:style-name="P21">0,2</text:p>
          </table:table-cell>
          <table:table-cell table:style-name="Tableau2.A2" office:value-type="string">
            <text:p text:style-name="P21">0</text:p>
          </table:table-cell>
          <table:table-cell table:style-name="Tableau2.A2" office:value-type="string">
            <text:p text:style-name="P21">0,6</text:p>
          </table:table-cell>
          <table:table-cell table:style-name="Tableau2.E2" office:value-type="string">
            <text:p text:style-name="P21">0,2</text:p>
          </table:table-cell>
        </table:table-row>
        <table:table-row table:style-name="TableLine94485941814880">
          <table:table-cell table:style-name="Tableau2.A2" office:value-type="string">
            <text:p text:style-name="P19">Feu normal (peut sauter)</text:p>
          </table:table-cell>
          <table:table-cell table:style-name="Tableau2.A2" office:value-type="string">
            <text:p text:style-name="P21">0,1</text:p>
          </table:table-cell>
          <table:table-cell table:style-name="Tableau2.A2" office:value-type="string">
            <text:p text:style-name="P21">0</text:p>
          </table:table-cell>
          <table:table-cell table:style-name="Tableau2.A2" office:value-type="string">
            <text:p text:style-name="P21">0,3</text:p>
          </table:table-cell>
          <table:table-cell table:style-name="Tableau2.E2" office:value-type="string">
            <text:p text:style-name="P21">0,6</text:p>
          </table:table-cell>
        </table:table-row>
      </table:table>
      <text:p text:style-name="P1"/>
      <text:p text:style-name="P9">Idée<text:span text:style-name="T5">s</text:span> :</text:p>
      <text:p text:style-name="P4">- tableau de markov pour evolution de feu</text:p>
      <text:p text:style-name="P2">- <text:span text:style-name="T4">d</text:span><text:span text:style-name="T10">é</text:span><text:span text:style-name="T4">placement du feu </text:span><text:span text:style-name="T9">avec tableau de proba « à la main »</text:span><text:span text:style-name="T4"> </text:span></text:p>
      <text:p text:style-name="P2"/>
      <text:p text:style-name="P12">Idée de map :</text:p>
      <text:p text:style-name="P2"/>
      <table:table table:name="Tableau1" table:style-name="Tableau1">
        <table:table-column table:style-name="Tableau1.A" table:number-columns-repeated="8"/>
        <table:table-column table:style-name="Tableau1.I"/>
        <table:table-row table:style-name="TableLine94485871521120">
          <table:table-cell table:style-name="Tableau1.A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C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I1" office:value-type="string">
            <text:p text:style-name="Table_20_Contents"/>
          </table:table-cell>
        </table:table-row>
        <table:table-row table:style-name="TableLine94485897040848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 table:style-name="TableLine94485959574528"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I3" office:value-type="string">
            <text:p text:style-name="Table_20_Contents"/>
          </table:table-cell>
        </table:table-row>
        <table:table-row table:style-name="TableLine94485958667920"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H2" office:value-type="string">
            <text:p text:style-name="P20">POMP</text:p>
          </table:table-cell>
          <table:table-cell table:style-name="Tableau1.C2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I3" office:value-type="string">
            <text:p text:style-name="Table_20_Contents"/>
          </table:table-cell>
        </table:table-row>
        <table:table-row table:style-name="TableLine94485897220528"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I3" office:value-type="string">
            <text:p text:style-name="Table_20_Contents"/>
          </table:table-cell>
        </table:table-row>
        <table:table-row table:style-name="TableLine94485950934704"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F6" office:value-type="string">
            <text:p text:style-name="Table_20_Contents"/>
          </table:table-cell>
          <table:table-cell table:style-name="Tableau1.F6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I3" office:value-type="string">
            <text:p text:style-name="Table_20_Contents"/>
          </table:table-cell>
        </table:table-row>
        <table:table-row table:style-name="TableLine94485953993904"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F6" office:value-type="string">
            <text:p text:style-name="Table_20_Contents"/>
          </table:table-cell>
          <table:table-cell table:style-name="Tableau1.F6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I3" office:value-type="string">
            <text:p text:style-name="Table_20_Contents"/>
          </table:table-cell>
        </table:table-row>
        <table:table-row table:style-name="TableLine9448594112688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3" office:value-type="string">
            <text:p text:style-name="Table_20_Contents"/>
          </table:table-cell>
        </table:table-row>
        <table:table-row table:style-name="TableLine94485962821088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3" office:value-type="string">
            <text:p text:style-name="Table_20_Contents"/>
          </table:table-cell>
        </table:table-row>
      </table:table>
      <text:p text:style-name="P1"/>
      <text:p text:style-name="P14">ROUGE = feu normal</text:p>
      <text:p text:style-name="P14">ORANGE = feu moyen</text:p>
      <text:p text:style-name="P3"><text:span text:style-name="T5">JAUNE</text:span><text:span text:style-name="T4"> = </text:span><text:span text:style-name="T5">é</text:span><text:span text:style-name="T4">tincelle, d</text:span><text:span text:style-name="T5">é</text:span><text:span text:style-name="T4">part de feu</text:span></text:p>
      <text:p text:style-name="P4">BRUN = chemin</text:p>
      <text:p text:style-name="P4">GRIS = montagne, rocher</text:p>
      <text:p text:style-name="P4">BLEU = eau pour pompier</text:p>
      <text:p text:style-name="P2"/>
      <text:p text:style-name="P27">Modélisation :</text:p>
      <text:p text:style-name="P5">Pompier :</text:p>
      <text:p text:style-name="P4"><text:tab/>deplacement avec flèche, haut, bas, droite, gauche</text:p>
      <text:p text:style-name="P4"><text:tab/>brulure (3eme degree)</text:p>
      <text:p text:style-name="P4"><text:tab/>reserve d’eau (bruit de rechargement d’eau)</text:p>
      <text:p text:style-name="P17"><text:tab/>pos_x</text:p>
      <text:p text:style-name="P17"><text:tab/>pos_y</text:p>
      <text:p text:style-name="P17"/>
      <text:p text:style-name="P16">Feu :</text:p>
      <text:p text:style-name="P16"><text:tab/><text:span text:style-name="T7">etat</text:span></text:p>
      <text:p text:style-name="P16"><text:tab/><text:span text:style-name="T7">pos_x</text:span></text:p>
      <text:p text:style-name="P16"><text:tab/><text:span text:style-name="T7">pos_y</text:span></text:p>
      <text:p text:style-name="P16"><text:tab/><text:span text:style-name="T7">suivant</text:span></text:p>
      <text:p text:style-name="P16"/>
      <text:p text:style-name="P17">liste_feu :</text:p>
      <text:p text:style-name="P17"><text:tab/>tete</text:p>
      <text:p text:style-name="P17"><text:tab/>feu_t feu</text:p>
      <text:p text:style-name="P4"/>
      <text:p text:style-name="P11">Animation :</text:p>
      <text:p text:style-name="P5"><text:tab/>feu, deplacement pompier, mouvement des arbres</text:p>
      <text:p text:style-name="P4"/>
      <text:p text:style-name="P10">Travail :</text:p>
      <text:p text:style-name="P4"><text:tab/>- gestion des tableaux de Markov et leur structure et represe<text:span text:style-name="T6">n</text:span>tation (liste chaine, tableau?) <text:span text:style-name="T14">MARC</text:span></text:p>
      <text:p text:style-name="P7"><text:tab/>- <text:span text:style-name="T7">collision avec arbres et rochers </text:span><text:span text:style-name="T14">ANTOINE</text:span></text:p>
      <text:p text:style-name="P7"><text:span text:style-name="T14"><text:tab/></text:span><text:span text:style-name="T15">- gestion clic, clic check adjacence au clic </text:span><text:span text:style-name="T14">ANTOINE</text:span></text:p>
      <text:p text:style-name="P6"><text:tab/>- <text:span text:style-name="T7">eteint du feu avec clic sur 8 cases autour</text:span></text:p>
      <text:p text:style-name="P17"><text:tab/><text:tab/>=&gt; 1 clic = 1 eau</text:p>
      <text:p text:style-name="P17"><text:tab/><text:tab/>=&gt; etincelle = 1 clic et feu = 5 clic</text:p>
      <text:p text:style-name="P4"><text:tab/>- visuel (map, <text:span text:style-name="T13">assets, </text:span>etc) <text:span text:style-name="T14">TAHA</text:span></text:p>
      <text:p text:style-name="P4"><text:tab/>- logique (deplacement, lien avec Markov pour actualisation des <text:span text:style-name="T12">é</text:span>tats du feu, etc) <text:span text:style-name="T14">ANTOINE</text:span></text:p>
      <text:p text:style-name="P4"><text:tab/>- <text:span text:style-name="T7">victoire : tout eteint =&gt; score = arbre restant</text:span></text:p>
      <text:p text:style-name="P4"><text:tab/>- <text:span text:style-name="T7">d</text:span><text:span text:style-name="T11">é</text:span><text:span text:style-name="T7">faite : </text:span><text:span text:style-name="T8">timer à 0 seconde et il reste des feux</text:span></text:p>
      <text:p text:style-name="P4"/>
      <text:p text:style-name="P13">FAQ :</text:p>
      <text:p text:style-name="P16">pleine écran</text:p>
      <text:p text:style-name="P16">20x20</text:p>
      <text:p text:style-name="P17">1 niveau, en dur</text:p>
      <text:p text:style-name="P16"/>
      <text:p text:style-name="P26"><text:span text:style-name="T1">Nom des variables :</text:span> </text:p>
      <text:p text:style-name="P26">variablePaul</text:p>
      <text:p text:style-name="P26">varNomOuiAlalala</text:p>
      <text:p text:style-name="P26">coucouCaVa()</text:p>
      <text:p text:style-name="P16"/>
      <text:p text:style-name="P13">Options :</text:p>
      <text:p text:style-name="P16">sons</text:p>
      <text:p text:style-name="P17">degats feu pompier</text:p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1T16:05:11.826487934</meta:creation-date>
    <dc:date>2022-06-22T09:28:18.084329217</dc:date>
    <meta:editing-duration>PT30M49S</meta:editing-duration>
    <meta:editing-cycles>8</meta:editing-cycles>
    <meta:generator>LibreOffice/6.4.7.2$Linux_X86_64 LibreOffice_project/40$Build-2</meta:generator>
    <meta:document-statistic meta:table-count="2" meta:image-count="0" meta:object-count="0" meta:page-count="2" meta:paragraph-count="84" meta:word-count="316" meta:character-count="1651" meta:non-whitespace-character-count="1392"/>
  </office:meta>
</office:document-meta>
</file>